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6a3d" officeooo:paragraph-rsid="00046a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de repositori EAF3 Realització de Projectes multimèdia interactiu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4-11T23:13:15.167000000</dc:date>
    <meta:editing-duration>PT1M8S</meta:editing-duration>
    <meta:editing-cycles>3</meta:editing-cycles>
    <meta:document-statistic meta:table-count="0" meta:image-count="0" meta:object-count="0" meta:page-count="1" meta:paragraph-count="1" meta:word-count="9" meta:character-count="72" meta:non-whitespace-character-count="64"/>
  </office:meta>
</office:document-meta>
</file>